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3082" calcext:value-type="float">
            <text:p>1.153082</text:p>
          </table:table-cell>
          <table:table-cell office:value-type="float" office:value="1.818045" calcext:value-type="float">
            <text:p>1.818045</text:p>
          </table:table-cell>
          <table:table-cell office:value-type="float" office:value="4.210326" calcext:value-type="float">
            <text:p>4.210326</text:p>
          </table:table-cell>
          <table:table-cell office:value-type="float" office:value="3.925774" calcext:value-type="float">
            <text:p>3.925774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812769" calcext:value-type="float">
            <text:p>1.812769</text:p>
          </table:table-cell>
          <table:table-cell office:value-type="float" office:value="4.209203" calcext:value-type="float">
            <text:p>4.209203</text:p>
          </table:table-cell>
          <table:table-cell office:value-type="float" office:value="3.926296" calcext:value-type="float">
            <text:p>3.926296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51214" calcext:value-type="float">
            <text:p>1.151214</text:p>
          </table:table-cell>
          <table:table-cell office:value-type="float" office:value="1.800135" calcext:value-type="float">
            <text:p>1.800135</text:p>
          </table:table-cell>
          <table:table-cell office:value-type="float" office:value="4.10059" calcext:value-type="float">
            <text:p>4.10059</text:p>
          </table:table-cell>
          <table:table-cell office:value-type="float" office:value="3.885032" calcext:value-type="float">
            <text:p>3.885032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3082" calcext:value-type="float">
            <text:p>1.153082</text:p>
          </table:table-cell>
          <table:table-cell office:value-type="float" office:value="1.778281" calcext:value-type="float">
            <text:p>1.778281</text:p>
          </table:table-cell>
          <table:table-cell office:value-type="float" office:value="4.050902" calcext:value-type="float">
            <text:p>4.050902</text:p>
          </table:table-cell>
          <table:table-cell office:value-type="float" office:value="3.783115" calcext:value-type="float">
            <text:p>3.783115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4866" calcext:value-type="float">
            <text:p>1.144866</text:p>
          </table:table-cell>
          <table:table-cell office:value-type="float" office:value="1.738961" calcext:value-type="float">
            <text:p>1.738961</text:p>
          </table:table-cell>
          <table:table-cell office:value-type="float" office:value="3.920661" calcext:value-type="float">
            <text:p>3.920661</text:p>
          </table:table-cell>
          <table:table-cell office:value-type="float" office:value="3.713543" calcext:value-type="float">
            <text:p>3.713543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4866" calcext:value-type="float">
            <text:p>1.144866</text:p>
          </table:table-cell>
          <table:table-cell office:value-type="float" office:value="1.738961" calcext:value-type="float">
            <text:p>1.738961</text:p>
          </table:table-cell>
          <table:table-cell office:value-type="float" office:value="3.913824" calcext:value-type="float">
            <text:p>3.913824</text:p>
          </table:table-cell>
          <table:table-cell office:value-type="float" office:value="3.695379" calcext:value-type="float">
            <text:p>3.695379</text:p>
          </table:table-cell>
          <table:table-cell office:value-type="float" office:value="60.259092" calcext:value-type="float">
            <text:p>60.259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493" calcext:value-type="float">
            <text:p>1.019493</text:p>
          </table:table-cell>
          <table:table-cell office:value-type="float" office:value="1.208404" calcext:value-type="float">
            <text:p>1.208404</text:p>
          </table:table-cell>
          <table:table-cell office:value-type="float" office:value="3.095684" calcext:value-type="float">
            <text:p>3.095684</text:p>
          </table:table-cell>
          <table:table-cell office:value-type="float" office:value="1.977075" calcext:value-type="float">
            <text:p>1.977075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02" calcext:value-type="float">
            <text:p>1.024402</text:p>
          </table:table-cell>
          <table:table-cell office:value-type="float" office:value="1.221216" calcext:value-type="float">
            <text:p>1.221216</text:p>
          </table:table-cell>
          <table:table-cell office:value-type="float" office:value="3.051419" calcext:value-type="float">
            <text:p>3.051419</text:p>
          </table:table-cell>
          <table:table-cell office:value-type="float" office:value="1.970927" calcext:value-type="float">
            <text:p>1.970927</text:p>
          </table:table-cell>
          <table:table-cell office:value-type="float" office:value="178.61544" calcext:value-type="float">
            <text:p>178.615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56709" calcext:value-type="float">
            <text:p>1.056709</text:p>
          </table:table-cell>
          <table:table-cell office:value-type="float" office:value="1.385452" calcext:value-type="float">
            <text:p>1.385452</text:p>
          </table:table-cell>
          <table:table-cell office:value-type="float" office:value="3.039973" calcext:value-type="float">
            <text:p>3.039973</text:p>
          </table:table-cell>
          <table:table-cell office:value-type="float" office:value="2.508573" calcext:value-type="float">
            <text:p>2.508573</text:p>
          </table:table-cell>
          <table:table-cell office:value-type="float" office:value="57.417456" calcext:value-type="float">
            <text:p>57.417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9862" calcext:value-type="float">
            <text:p>1.069862</text:p>
          </table:table-cell>
          <table:table-cell office:value-type="float" office:value="1.534007" calcext:value-type="float">
            <text:p>1.534007</text:p>
          </table:table-cell>
          <table:table-cell office:value-type="float" office:value="2.99966" calcext:value-type="float">
            <text:p>2.99966</text:p>
          </table:table-cell>
          <table:table-cell office:value-type="float" office:value="2.919253" calcext:value-type="float">
            <text:p>2.919253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1.387522" calcext:value-type="float">
            <text:p>1.387522</text:p>
          </table:table-cell>
          <table:table-cell office:value-type="float" office:value="2.944085" calcext:value-type="float">
            <text:p>2.944085</text:p>
          </table:table-cell>
          <table:table-cell office:value-type="float" office:value="2.518987" calcext:value-type="float">
            <text:p>2.518987</text:p>
          </table:table-cell>
          <table:table-cell office:value-type="float" office:value="57.417456" calcext:value-type="float">
            <text:p>57.417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6992" calcext:value-type="float">
            <text:p>1.066992</text:p>
          </table:table-cell>
          <table:table-cell office:value-type="float" office:value="1.49918" calcext:value-type="float">
            <text:p>1.49918</text:p>
          </table:table-cell>
          <table:table-cell office:value-type="float" office:value="2.912046" calcext:value-type="float">
            <text:p>2.912046</text:p>
          </table:table-cell>
          <table:table-cell office:value-type="float" office:value="2.836046" calcext:value-type="float">
            <text:p>2.836046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9123" calcext:value-type="float">
            <text:p>1.069123</text:p>
          </table:table-cell>
          <table:table-cell office:value-type="float" office:value="1.537118" calcext:value-type="float">
            <text:p>1.537118</text:p>
          </table:table-cell>
          <table:table-cell office:value-type="float" office:value="2.887423" calcext:value-type="float">
            <text:p>2.887423</text:p>
          </table:table-cell>
          <table:table-cell office:value-type="float" office:value="2.909691" calcext:value-type="float">
            <text:p>2.909691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1.309198" calcext:value-type="float">
            <text:p>1.309198</text:p>
          </table:table-cell>
          <table:table-cell office:value-type="float" office:value="2.885553" calcext:value-type="float">
            <text:p>2.885553</text:p>
          </table:table-cell>
          <table:table-cell office:value-type="float" office:value="2.394042" calcext:value-type="float">
            <text:p>2.394042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65055" calcext:value-type="float">
            <text:p>1.065055</text:p>
          </table:table-cell>
          <table:table-cell office:value-type="float" office:value="1.532229" calcext:value-type="float">
            <text:p>1.532229</text:p>
          </table:table-cell>
          <table:table-cell office:value-type="float" office:value="2.875893" calcext:value-type="float">
            <text:p>2.875893</text:p>
          </table:table-cell>
          <table:table-cell office:value-type="float" office:value="2.856169" calcext:value-type="float">
            <text:p>2.856169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048" calcext:value-type="float">
            <text:p>1.019048</text:p>
          </table:table-cell>
          <table:table-cell office:value-type="float" office:value="1.202534" calcext:value-type="float">
            <text:p>1.202534</text:p>
          </table:table-cell>
          <table:table-cell office:value-type="float" office:value="2.853154" calcext:value-type="float">
            <text:p>2.853154</text:p>
          </table:table-cell>
          <table:table-cell office:value-type="float" office:value="1.85492" calcext:value-type="float">
            <text:p>1.85492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424" calcext:value-type="float">
            <text:p>1.019424</text:p>
          </table:table-cell>
          <table:table-cell office:value-type="float" office:value="1.200238" calcext:value-type="float">
            <text:p>1.200238</text:p>
          </table:table-cell>
          <table:table-cell office:value-type="float" office:value="2.851959" calcext:value-type="float">
            <text:p>2.851959</text:p>
          </table:table-cell>
          <table:table-cell office:value-type="float" office:value="1.875872" calcext:value-type="float">
            <text:p>1.875872</text:p>
          </table:table-cell>
          <table:table-cell office:value-type="float" office:value="178.61544" calcext:value-type="float">
            <text:p>178.615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37367" calcext:value-type="float">
            <text:p>1.037367</text:p>
          </table:table-cell>
          <table:table-cell office:value-type="float" office:value="1.325553" calcext:value-type="float">
            <text:p>1.325553</text:p>
          </table:table-cell>
          <table:table-cell office:value-type="float" office:value="2.744143" calcext:value-type="float">
            <text:p>2.744143</text:p>
          </table:table-cell>
          <table:table-cell office:value-type="float" office:value="2.394042" calcext:value-type="float">
            <text:p>2.394042</text:p>
          </table:table-cell>
          <table:table-cell office:value-type="float" office:value="50.59758" calcext:value-type="float">
            <text:p>50.59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6531" calcext:value-type="float">
            <text:p>1.016531</text:p>
          </table:table-cell>
          <table:table-cell office:value-type="float" office:value="1.190762" calcext:value-type="float">
            <text:p>1.190762</text:p>
          </table:table-cell>
          <table:table-cell office:value-type="float" office:value="2.642416" calcext:value-type="float">
            <text:p>2.642416</text:p>
          </table:table-cell>
          <table:table-cell office:value-type="float" office:value="1.93401" calcext:value-type="float">
            <text:p>1.93401</text:p>
          </table:table-cell>
          <table:table-cell office:value-type="float" office:value="188.214583" calcext:value-type="float">
            <text:p>188.214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97219" calcext:value-type="float">
            <text:p>1.097219</text:p>
          </table:table-cell>
          <table:table-cell office:value-type="float" office:value="2.462353" calcext:value-type="float">
            <text:p>2.462353</text:p>
          </table:table-cell>
          <table:table-cell office:value-type="float" office:value="1.640655" calcext:value-type="float">
            <text:p>1.640655</text:p>
          </table:table-cell>
          <table:table-cell office:value-type="float" office:value="64.174557" calcext:value-type="float">
            <text:p>64.174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2.461823" calcext:value-type="float">
            <text:p>2.461823</text:p>
          </table:table-cell>
          <table:table-cell office:value-type="float" office:value="1.647267" calcext:value-type="float">
            <text:p>1.647267</text:p>
          </table:table-cell>
          <table:table-cell office:value-type="float" office:value="64.174557" calcext:value-type="float">
            <text:p>64.174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8209" calcext:value-type="float">
            <text:p>1.098209</text:p>
          </table:table-cell>
          <table:table-cell office:value-type="float" office:value="2.458712" calcext:value-type="float">
            <text:p>2.458712</text:p>
          </table:table-cell>
          <table:table-cell office:value-type="float" office:value="1.644181" calcext:value-type="float">
            <text:p>1.644181</text:p>
          </table:table-cell>
          <table:table-cell office:value-type="float" office:value="64.174557" calcext:value-type="float">
            <text:p>64.174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5148" calcext:value-type="float">
            <text:p>1.005148</text:p>
          </table:table-cell>
          <table:table-cell office:value-type="float" office:value="1.14603" calcext:value-type="float">
            <text:p>1.14603</text:p>
          </table:table-cell>
          <table:table-cell office:value-type="float" office:value="2.34673" calcext:value-type="float">
            <text:p>2.34673</text:p>
          </table:table-cell>
          <table:table-cell office:value-type="float" office:value="1.611238" calcext:value-type="float">
            <text:p>1.611238</text:p>
          </table:table-cell>
          <table:table-cell office:value-type="float" office:value="112.35637" calcext:value-type="float">
            <text:p>112.35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5866" calcext:value-type="float">
            <text:p>1.005866</text:p>
          </table:table-cell>
          <table:table-cell office:value-type="float" office:value="1.152051" calcext:value-type="float">
            <text:p>1.152051</text:p>
          </table:table-cell>
          <table:table-cell office:value-type="float" office:value="2.283532" calcext:value-type="float">
            <text:p>2.283532</text:p>
          </table:table-cell>
          <table:table-cell office:value-type="float" office:value="1.598927" calcext:value-type="float">
            <text:p>1.598927</text:p>
          </table:table-cell>
          <table:table-cell office:value-type="float" office:value="112.35637" calcext:value-type="float">
            <text:p>112.35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0115" calcext:value-type="float">
            <text:p>1.060115</text:p>
          </table:table-cell>
          <table:table-cell office:value-type="float" office:value="2.255932" calcext:value-type="float">
            <text:p>2.255932</text:p>
          </table:table-cell>
          <table:table-cell office:value-type="float" office:value="1.63028" calcext:value-type="float">
            <text:p>1.63028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2072" calcext:value-type="float">
            <text:p>1.072072</text:p>
          </table:table-cell>
          <table:table-cell office:value-type="float" office:value="2.243414" calcext:value-type="float">
            <text:p>2.243414</text:p>
          </table:table-cell>
          <table:table-cell office:value-type="float" office:value="1.63494" calcext:value-type="float">
            <text:p>1.63494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0536" calcext:value-type="float">
            <text:p>1.000536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2.23984" calcext:value-type="float">
            <text:p>2.23984</text:p>
          </table:table-cell>
          <table:table-cell office:value-type="float" office:value="1.533953" calcext:value-type="float">
            <text:p>1.533953</text:p>
          </table:table-cell>
          <table:table-cell office:value-type="float" office:value="96.375401" calcext:value-type="float">
            <text:p>96.375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845" calcext:value-type="float">
            <text:p>1.05845</text:p>
          </table:table-cell>
          <table:table-cell office:value-type="float" office:value="2.236633" calcext:value-type="float">
            <text:p>2.236633</text:p>
          </table:table-cell>
          <table:table-cell office:value-type="float" office:value="1.63455" calcext:value-type="float">
            <text:p>1.63455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7112" calcext:value-type="float">
            <text:p>1.127112</text:p>
          </table:table-cell>
          <table:table-cell office:value-type="float" office:value="2.186713" calcext:value-type="float">
            <text:p>2.186713</text:p>
          </table:table-cell>
          <table:table-cell office:value-type="float" office:value="1.521803" calcext:value-type="float">
            <text:p>1.521803</text:p>
          </table:table-cell>
          <table:table-cell office:value-type="float" office:value="96.375401" calcext:value-type="float">
            <text:p>96.375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9158" calcext:value-type="float">
            <text:p>1.089158</text:p>
          </table:table-cell>
          <table:table-cell office:value-type="float" office:value="2.172401" calcext:value-type="float">
            <text:p>2.172401</text:p>
          </table:table-cell>
          <table:table-cell office:value-type="float" office:value="1.60827" calcext:value-type="float">
            <text:p>1.60827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9288" calcext:value-type="float">
            <text:p>1.009288</text:p>
          </table:table-cell>
          <table:table-cell office:value-type="float" office:value="1.151515" calcext:value-type="float">
            <text:p>1.151515</text:p>
          </table:table-cell>
          <table:table-cell office:value-type="float" office:value="2.153916" calcext:value-type="float">
            <text:p>2.153916</text:p>
          </table:table-cell>
          <table:table-cell office:value-type="float" office:value="1.607363" calcext:value-type="float">
            <text:p>1.607363</text:p>
          </table:table-cell>
          <table:table-cell office:value-type="float" office:value="72.120214" calcext:value-type="float">
            <text:p>72.120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8828" calcext:value-type="float">
            <text:p>1.078828</text:p>
          </table:table-cell>
          <table:table-cell office:value-type="float" office:value="2.143233" calcext:value-type="float">
            <text:p>2.143233</text:p>
          </table:table-cell>
          <table:table-cell office:value-type="float" office:value="1.582576" calcext:value-type="float">
            <text:p>1.582576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80374" calcext:value-type="float">
            <text:p>1.080374</text:p>
          </table:table-cell>
          <table:table-cell office:value-type="float" office:value="2.137762" calcext:value-type="float">
            <text:p>2.137762</text:p>
          </table:table-cell>
          <table:table-cell office:value-type="float" office:value="1.581572" calcext:value-type="float">
            <text:p>1.581572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192" calcext:value-type="float">
            <text:p>1.06192</text:p>
          </table:table-cell>
          <table:table-cell office:value-type="float" office:value="2.137366" calcext:value-type="float">
            <text:p>2.137366</text:p>
          </table:table-cell>
          <table:table-cell office:value-type="float" office:value="1.570619" calcext:value-type="float">
            <text:p>1.570619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307" calcext:value-type="float">
            <text:p>1.05307</text:p>
          </table:table-cell>
          <table:table-cell office:value-type="float" office:value="2.129" calcext:value-type="float">
            <text:p>2.129</text:p>
          </table:table-cell>
          <table:table-cell office:value-type="float" office:value="1.553716" calcext:value-type="float">
            <text:p>1.553716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6672" calcext:value-type="float">
            <text:p>1.016672</text:p>
          </table:table-cell>
          <table:table-cell office:value-type="float" office:value="1.194387" calcext:value-type="float">
            <text:p>1.194387</text:p>
          </table:table-cell>
          <table:table-cell office:value-type="float" office:value="2.104157" calcext:value-type="float">
            <text:p>2.104157</text:p>
          </table:table-cell>
          <table:table-cell office:value-type="float" office:value="1.887787" calcext:value-type="float">
            <text:p>1.887787</text:p>
          </table:table-cell>
          <table:table-cell office:value-type="float" office:value="33.001921" calcext:value-type="float">
            <text:p>33.0019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645" calcext:value-type="float">
            <text:p>1.056645</text:p>
          </table:table-cell>
          <table:table-cell office:value-type="float" office:value="2.092297" calcext:value-type="float">
            <text:p>2.092297</text:p>
          </table:table-cell>
          <table:table-cell office:value-type="float" office:value="1.4389" calcext:value-type="float">
            <text:p>1.4389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521" calcext:value-type="float">
            <text:p>1.05521</text:p>
          </table:table-cell>
          <table:table-cell office:value-type="float" office:value="2.074566" calcext:value-type="float">
            <text:p>2.074566</text:p>
          </table:table-cell>
          <table:table-cell office:value-type="float" office:value="1.545064" calcext:value-type="float">
            <text:p>1.545064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1044" calcext:value-type="float">
            <text:p>1.01044</text:p>
          </table:table-cell>
          <table:table-cell office:value-type="float" office:value="1.154663" calcext:value-type="float">
            <text:p>1.154663</text:p>
          </table:table-cell>
          <table:table-cell office:value-type="float" office:value="2.071449" calcext:value-type="float">
            <text:p>2.071449</text:p>
          </table:table-cell>
          <table:table-cell office:value-type="float" office:value="1.573117" calcext:value-type="float">
            <text:p>1.573117</text:p>
          </table:table-cell>
          <table:table-cell office:value-type="float" office:value="72.120214" calcext:value-type="float">
            <text:p>72.120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5475" calcext:value-type="float">
            <text:p>1.075475</text:p>
          </table:table-cell>
          <table:table-cell office:value-type="float" office:value="1.980267" calcext:value-type="float">
            <text:p>1.980267</text:p>
          </table:table-cell>
          <table:table-cell office:value-type="float" office:value="1.434483" calcext:value-type="float">
            <text:p>1.434483</text:p>
          </table:table-cell>
          <table:table-cell office:value-type="float" office:value="72.077673" calcext:value-type="float">
            <text:p>72.077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072" calcext:value-type="float">
            <text:p>1.06072</text:p>
          </table:table-cell>
          <table:table-cell office:value-type="float" office:value="1.940296" calcext:value-type="float">
            <text:p>1.940296</text:p>
          </table:table-cell>
          <table:table-cell office:value-type="float" office:value="1.394955" calcext:value-type="float">
            <text:p>1.394955</text:p>
          </table:table-cell>
          <table:table-cell office:value-type="float" office:value="63.934697" calcext:value-type="float">
            <text:p>63.934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8443" calcext:value-type="float">
            <text:p>1.048443</text:p>
          </table:table-cell>
          <table:table-cell office:value-type="float" office:value="1.924982" calcext:value-type="float">
            <text:p>1.924982</text:p>
          </table:table-cell>
          <table:table-cell office:value-type="float" office:value="1.358918" calcext:value-type="float">
            <text:p>1.358918</text:p>
          </table:table-cell>
          <table:table-cell office:value-type="float" office:value="55.650793" calcext:value-type="float">
            <text:p>55.65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0059" calcext:value-type="float">
            <text:p>1.010059</text:p>
          </table:table-cell>
          <table:table-cell office:value-type="float" office:value="1.100503" calcext:value-type="float">
            <text:p>1.100503</text:p>
          </table:table-cell>
          <table:table-cell office:value-type="float" office:value="1.897546" calcext:value-type="float">
            <text:p>1.897546</text:p>
          </table:table-cell>
          <table:table-cell office:value-type="float" office:value="1.581018" calcext:value-type="float">
            <text:p>1.581018</text:p>
          </table:table-cell>
          <table:table-cell office:value-type="float" office:value="37.39824" calcext:value-type="float">
            <text:p>37.39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1313" calcext:value-type="float">
            <text:p>1.011313</text:p>
          </table:table-cell>
          <table:table-cell office:value-type="float" office:value="1.112245" calcext:value-type="float">
            <text:p>1.112245</text:p>
          </table:table-cell>
          <table:table-cell office:value-type="float" office:value="1.879332" calcext:value-type="float">
            <text:p>1.879332</text:p>
          </table:table-cell>
          <table:table-cell office:value-type="float" office:value="1.580217" calcext:value-type="float">
            <text:p>1.580217</text:p>
          </table:table-cell>
          <table:table-cell office:value-type="float" office:value="37.39824" calcext:value-type="float">
            <text:p>37.39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9366" calcext:value-type="float">
            <text:p>1.069366</text:p>
          </table:table-cell>
          <table:table-cell office:value-type="float" office:value="1.828298" calcext:value-type="float">
            <text:p>1.828298</text:p>
          </table:table-cell>
          <table:table-cell office:value-type="float" office:value="1.42052" calcext:value-type="float">
            <text:p>1.42052</text:p>
          </table:table-cell>
          <table:table-cell office:value-type="float" office:value="72.077673" calcext:value-type="float">
            <text:p>72.077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521" calcext:value-type="float">
            <text:p>1.05521</text:p>
          </table:table-cell>
          <table:table-cell office:value-type="float" office:value="1.781299" calcext:value-type="float">
            <text:p>1.781299</text:p>
          </table:table-cell>
          <table:table-cell office:value-type="float" office:value="1.342358" calcext:value-type="float">
            <text:p>1.342358</text:p>
          </table:table-cell>
          <table:table-cell office:value-type="float" office:value="63.934697" calcext:value-type="float">
            <text:p>63.934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729" calcext:value-type="float">
            <text:p>1.02729</text:p>
          </table:table-cell>
          <table:table-cell office:value-type="float" office:value="1.539771" calcext:value-type="float">
            <text:p>1.539771</text:p>
          </table:table-cell>
          <table:table-cell office:value-type="float" office:value="1.228811" calcext:value-type="float">
            <text:p>1.228811</text:p>
          </table:table-cell>
          <table:table-cell office:value-type="float" office:value="21.47049" calcext:value-type="float">
            <text:p>21.47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6849" calcext:value-type="float">
            <text:p>1.026849</text:p>
          </table:table-cell>
          <table:table-cell office:value-type="float" office:value="1.470274" calcext:value-type="float">
            <text:p>1.470274</text:p>
          </table:table-cell>
          <table:table-cell office:value-type="float" office:value="1.224238" calcext:value-type="float">
            <text:p>1.224238</text:p>
          </table:table-cell>
          <table:table-cell office:value-type="float" office:value="19.73867" calcext:value-type="float">
            <text:p>19.738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0213" calcext:value-type="float">
            <text:p>1.000213</text:p>
          </table:table-cell>
          <table:table-cell office:value-type="float" office:value="1.056921" calcext:value-type="float">
            <text:p>1.056921</text:p>
          </table:table-cell>
          <table:table-cell office:value-type="float" office:value="1.379886" calcext:value-type="float">
            <text:p>1.379886</text:p>
          </table:table-cell>
          <table:table-cell office:value-type="float" office:value="1.277496" calcext:value-type="float">
            <text:p>1.277496</text:p>
          </table:table-cell>
          <table:table-cell office:value-type="float" office:value="17.4" calcext:value-type="float">
            <text:p>17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0304" calcext:value-type="float">
            <text:p>1.000304</text:p>
          </table:table-cell>
          <table:table-cell office:value-type="float" office:value="1.064815" calcext:value-type="float">
            <text:p>1.064815</text:p>
          </table:table-cell>
          <table:table-cell office:value-type="float" office:value="1.379403" calcext:value-type="float">
            <text:p>1.379403</text:p>
          </table:table-cell>
          <table:table-cell office:value-type="float" office:value="1.277496" calcext:value-type="float">
            <text:p>1.277496</text:p>
          </table:table-cell>
          <table:table-cell office:value-type="float" office:value="17.4" calcext:value-type="float">
            <text:p>17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21" calcext:value-type="float">
            <text:p>1.024421</text:p>
          </table:table-cell>
          <table:table-cell office:value-type="float" office:value="1.353347" calcext:value-type="float">
            <text:p>1.353347</text:p>
          </table:table-cell>
          <table:table-cell office:value-type="float" office:value="1.163585" calcext:value-type="float">
            <text:p>1.163585</text:p>
          </table:table-cell>
          <table:table-cell office:value-type="float" office:value="43.235407" calcext:value-type="float">
            <text:p>43.235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3546" calcext:value-type="float">
            <text:p>1.013546</text:p>
          </table:table-cell>
          <table:table-cell office:value-type="float" office:value="1.291093" calcext:value-type="float">
            <text:p>1.291093</text:p>
          </table:table-cell>
          <table:table-cell office:value-type="float" office:value="1.129032" calcext:value-type="float">
            <text:p>1.129032</text:p>
          </table:table-cell>
          <table:table-cell office:value-type="float" office:value="44.460775" calcext:value-type="float">
            <text:p>44.4607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33" calcext:value-type="float">
            <text:p>1.024433</text:p>
          </table:table-cell>
          <table:table-cell office:value-type="float" office:value="1.252867" calcext:value-type="float">
            <text:p>1.252867</text:p>
          </table:table-cell>
          <table:table-cell office:value-type="float" office:value="1.164799" calcext:value-type="float">
            <text:p>1.16479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6795" calcext:value-type="float">
            <text:p>1.016795</text:p>
          </table:table-cell>
          <table:table-cell office:value-type="float" office:value="1.247042" calcext:value-type="float">
            <text:p>1.247042</text:p>
          </table:table-cell>
          <table:table-cell office:value-type="float" office:value="1.171615" calcext:value-type="float">
            <text:p>1.171615</text:p>
          </table:table-cell>
          <table:table-cell office:value-type="float" office:value="7.378335" calcext:value-type="float">
            <text:p>7.3783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6528" calcext:value-type="float">
            <text:p>1.016528</text:p>
          </table:table-cell>
          <table:table-cell office:value-type="float" office:value="1.246519" calcext:value-type="float">
            <text:p>1.246519</text:p>
          </table:table-cell>
          <table:table-cell office:value-type="float" office:value="1.171863" calcext:value-type="float">
            <text:p>1.171863</text:p>
          </table:table-cell>
          <table:table-cell office:value-type="float" office:value="7.378335" calcext:value-type="float">
            <text:p>7.3783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909" calcext:value-type="float">
            <text:p>1.012909</text:p>
          </table:table-cell>
          <table:table-cell office:value-type="float" office:value="1.180686" calcext:value-type="float">
            <text:p>1.180686</text:p>
          </table:table-cell>
          <table:table-cell office:value-type="float" office:value="1.13386" calcext:value-type="float">
            <text:p>1.13386</text:p>
          </table:table-cell>
          <table:table-cell office:value-type="float" office:value="6.718153" calcext:value-type="float">
            <text:p>6.7181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789" calcext:value-type="float">
            <text:p>1.000789</text:p>
          </table:table-cell>
          <table:table-cell office:value-type="float" office:value="1.168997" calcext:value-type="float">
            <text:p>1.168997</text:p>
          </table:table-cell>
          <table:table-cell office:value-type="float" office:value="1.058463" calcext:value-type="float">
            <text:p>1.058463</text:p>
          </table:table-cell>
          <table:table-cell office:value-type="float" office:value="9.822423" calcext:value-type="float">
            <text:p>9.82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789" calcext:value-type="float">
            <text:p>1.000789</text:p>
          </table:table-cell>
          <table:table-cell office:value-type="float" office:value="1.163734" calcext:value-type="float">
            <text:p>1.163734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9.822423" calcext:value-type="float">
            <text:p>9.82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50491" calcext:value-type="float">
            <text:p>1.150491</text:p>
          </table:table-cell>
          <table:table-cell office:value-type="float" office:value="1.056581" calcext:value-type="float">
            <text:p>1.056581</text:p>
          </table:table-cell>
          <table:table-cell office:value-type="float" office:value="9.822423" calcext:value-type="float">
            <text:p>9.82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46853" calcext:value-type="float">
            <text:p>1.146853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9.822423" calcext:value-type="float">
            <text:p>9.822423</text:p>
          </table:table-cell>
          <table:table-cell table:number-columns-repeated="1013"/>
        </table:table-row>
      </table:table>
      <table:table table:name="Order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56001" calcext:value-type="float">
            <text:p>1.056001</text:p>
          </table:table-cell>
          <table:table-cell office:value-type="float" office:value="1.007" calcext:value-type="float">
            <text:p>1.007</text:p>
          </table:table-cell>
          <table:table-cell office:value-type="float" office:value="5.516811" calcext:value-type="float">
            <text:p>5.5168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7938" calcext:value-type="float">
            <text:p>1.047938</text:p>
          </table:table-cell>
          <table:table-cell office:value-type="float" office:value="1.007102" calcext:value-type="float">
            <text:p>1.007102</text:p>
          </table:table-cell>
          <table:table-cell office:value-type="float" office:value="5.516811" calcext:value-type="float">
            <text:p>5.5168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9515" calcext:value-type="float">
            <text:p>1.009515</text:p>
          </table:table-cell>
          <table:table-cell office:value-type="float" office:value="1" calcext:value-type="float">
            <text:p>1</text:p>
          </table:table-cell>
          <table:table-cell office:value-type="float" office:value="1.651363" calcext:value-type="float">
            <text:p>1.651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8894" calcext:value-type="float">
            <text:p>1.008894</text:p>
          </table:table-cell>
          <table:table-cell office:value-type="float" office:value="1" calcext:value-type="float">
            <text:p>1</text:p>
          </table:table-cell>
          <table:table-cell office:value-type="float" office:value="1.651363" calcext:value-type="float">
            <text:p>1.651363</text:p>
          </table:table-cell>
          <table:table-cell table:number-columns-repeated="1015"/>
        </table:table-row>
      </table:table>
      <table:table table:name="Saturation" table:style-name="ta1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4015" calcext:value-type="float">
            <text:p>1.014015</text:p>
          </table:table-cell>
          <table:table-cell office:value-type="float" office:value="1.196932" calcext:value-type="float">
            <text:p>1.196932</text:p>
          </table:table-cell>
          <table:table-cell office:value-type="float" office:value="3.01343" calcext:value-type="float">
            <text:p>3.01343</text:p>
          </table:table-cell>
          <table:table-cell office:value-type="float" office:value="1.91916" calcext:value-type="float">
            <text:p>1.91916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3503" calcext:value-type="float">
            <text:p>1.123503</text:p>
          </table:table-cell>
          <table:table-cell office:value-type="float" office:value="2.203601" calcext:value-type="float">
            <text:p>2.203601</text:p>
          </table:table-cell>
          <table:table-cell office:value-type="float" office:value="1.517277" calcext:value-type="float">
            <text:p>1.517277</text:p>
          </table:table-cell>
          <table:table-cell office:value-type="float" office:value="96.375401" calcext:value-type="float">
            <text:p>96.375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69139" calcext:value-type="float">
            <text:p>1.069139</text:p>
          </table:table-cell>
          <table:table-cell office:value-type="float" office:value="2.164682" calcext:value-type="float">
            <text:p>2.164682</text:p>
          </table:table-cell>
          <table:table-cell office:value-type="float" office:value="1.576928" calcext:value-type="float">
            <text:p>1.576928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5254" calcext:value-type="float">
            <text:p>1.065254</text:p>
          </table:table-cell>
          <table:table-cell office:value-type="float" office:value="2.161256" calcext:value-type="float">
            <text:p>2.161256</text:p>
          </table:table-cell>
          <table:table-cell office:value-type="float" office:value="1.575492" calcext:value-type="float">
            <text:p>1.575492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2893" calcext:value-type="float">
            <text:p>1.072893</text:p>
          </table:table-cell>
          <table:table-cell office:value-type="float" office:value="2.155788" calcext:value-type="float">
            <text:p>2.155788</text:p>
          </table:table-cell>
          <table:table-cell office:value-type="float" office:value="1.582241" calcext:value-type="float">
            <text:p>1.582241</text:p>
          </table:table-cell>
          <table:table-cell office:value-type="float" office:value="60.259092" calcext:value-type="float">
            <text:p>60.259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4815" calcext:value-type="float">
            <text:p>1.064815</text:p>
          </table:table-cell>
          <table:table-cell office:value-type="float" office:value="1.937784" calcext:value-type="float">
            <text:p>1.9377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72.077673" calcext:value-type="float">
            <text:p>72.077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1.91756" calcext:value-type="float">
            <text:p>1.91756</text:p>
          </table:table-cell>
          <table:table-cell office:value-type="float" office:value="1.567746" calcext:value-type="float">
            <text:p>1.567746</text:p>
          </table:table-cell>
          <table:table-cell office:value-type="float" office:value="45.562816" calcext:value-type="float">
            <text:p>45.562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3897" calcext:value-type="float">
            <text:p>1.053897</text:p>
          </table:table-cell>
          <table:table-cell office:value-type="float" office:value="1.915244" calcext:value-type="float">
            <text:p>1.915244</text:p>
          </table:table-cell>
          <table:table-cell office:value-type="float" office:value="1.545656" calcext:value-type="float">
            <text:p>1.545656</text:p>
          </table:table-cell>
          <table:table-cell office:value-type="float" office:value="45.562816" calcext:value-type="float">
            <text:p>45.562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7746" calcext:value-type="float">
            <text:p>1.047746</text:p>
          </table:table-cell>
          <table:table-cell office:value-type="float" office:value="1.893665" calcext:value-type="float">
            <text:p>1.893665</text:p>
          </table:table-cell>
          <table:table-cell office:value-type="float" office:value="1.49918" calcext:value-type="float">
            <text:p>1.49918</text:p>
          </table:table-cell>
          <table:table-cell office:value-type="float" office:value="45.562816" calcext:value-type="float">
            <text:p>45.562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9469" calcext:value-type="float">
            <text:p>1.039469</text:p>
          </table:table-cell>
          <table:table-cell office:value-type="float" office:value="1.830015" calcext:value-type="float">
            <text:p>1.830015</text:p>
          </table:table-cell>
          <table:table-cell office:value-type="float" office:value="1.327117" calcext:value-type="float">
            <text:p>1.327117</text:p>
          </table:table-cell>
          <table:table-cell office:value-type="float" office:value="63.934697" calcext:value-type="float">
            <text:p>63.934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6013" calcext:value-type="float">
            <text:p>1.046013</text:p>
          </table:table-cell>
          <table:table-cell office:value-type="float" office:value="1.767283" calcext:value-type="float">
            <text:p>1.767283</text:p>
          </table:table-cell>
          <table:table-cell office:value-type="float" office:value="1.359266" calcext:value-type="float">
            <text:p>1.359266</text:p>
          </table:table-cell>
          <table:table-cell office:value-type="float" office:value="45.562816" calcext:value-type="float">
            <text:p>45.562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836" calcext:value-type="float">
            <text:p>1.019836</text:p>
          </table:table-cell>
          <table:table-cell office:value-type="float" office:value="1.431909" calcext:value-type="float">
            <text:p>1.431909</text:p>
          </table:table-cell>
          <table:table-cell office:value-type="float" office:value="1.209943" calcext:value-type="float">
            <text:p>1.209943</text:p>
          </table:table-cell>
          <table:table-cell office:value-type="float" office:value="21.47049" calcext:value-type="float">
            <text:p>21.47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639" calcext:value-type="float">
            <text:p>1.011639</text:p>
          </table:table-cell>
          <table:table-cell office:value-type="float" office:value="1.278122" calcext:value-type="float">
            <text:p>1.278122</text:p>
          </table:table-cell>
          <table:table-cell office:value-type="float" office:value="1.117749" calcext:value-type="float">
            <text:p>1.117749</text:p>
          </table:table-cell>
          <table:table-cell office:value-type="float" office:value="43.235407" calcext:value-type="float">
            <text:p>43.2354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593" calcext:value-type="float">
            <text:p>1.011593</text:p>
          </table:table-cell>
          <table:table-cell office:value-type="float" office:value="1.229228" calcext:value-type="float">
            <text:p>1.229228</text:p>
          </table:table-cell>
          <table:table-cell office:value-type="float" office:value="1.146826" calcext:value-type="float">
            <text:p>1.146826</text:p>
          </table:table-cell>
          <table:table-cell office:value-type="float" office:value="7.162992" calcext:value-type="float">
            <text:p>7.162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45842" calcext:value-type="float">
            <text:p>1.145842</text:p>
          </table:table-cell>
          <table:table-cell office:value-type="float" office:value="1.039614" calcext:value-type="float">
            <text:p>1.039614</text:p>
          </table:table-cell>
          <table:table-cell office:value-type="float" office:value="9.822423" calcext:value-type="float">
            <text:p>9.822423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trategy.A1:Strategy.I1048576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Order.A1:Order.G5"/>
        <table:database-range table:name="__Anonymous_Sheet_DB__2" table:target-range-address="Saturation.A1:Saturation.H1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1:45:16.008527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6:16.341013403</meta:creation-date>
    <dc:date>2016-09-15T11:52:13.984858858</dc:date>
    <meta:editing-duration>PT3M17S</meta:editing-duration>
    <meta:editing-cycles>4</meta:editing-cycles>
    <meta:generator>LibreOffice/4.2.8.2$Linux_X86_64 LibreOffice_project/420m0$Build-2</meta:generator>
    <meta:document-statistic meta:table-count="3" meta:cell-count="707" meta:object-count="0"/>
  </office:meta>
</office:document-meta>
</file>